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"/>
  <manifest:file-entry manifest:full-path="ObjectReplacements/Object 2" manifest:media-type=""/>
  <manifest:file-entry manifest:full-path="settings.xml" manifest:media-type="text/xml"/>
  <manifest:file-entry manifest:full-path="Thumbnails/thumbnail.png" manifest:media-type="image/png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style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JetBrains Mono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7.2722in" table:align="left"/>
    </style:style>
    <style:style style:name="Table1.A" style:family="table-column">
      <style:table-column-properties style:column-width="0.2507in"/>
    </style:style>
    <style:style style:name="Table1.B" style:family="table-column">
      <style:table-column-properties style:column-width="7.0215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Standard">
      <style:paragraph-properties fo:text-align="center" style:justify-single-word="false"/>
      <style:text-properties style:font-name="Liberation Serif" fo:language="ru" fo:country="RU" officeooo:rsid="001cfa28" officeooo:paragraph-rsid="001cfa28" style:font-name-complex="Times New Roman"/>
    </style:style>
    <style:style style:name="P2" style:family="paragraph" style:parent-style-name="Standard">
      <style:paragraph-properties fo:text-align="center" style:justify-single-word="false"/>
      <style:text-properties style:font-name="Liberation Serif" fo:language="ru" fo:country="RU" officeooo:paragraph-rsid="001cfa28" style:font-name-complex="Times New Roman"/>
    </style:style>
    <style:style style:name="P3" style:family="paragraph" style:parent-style-name="Standard">
      <style:text-properties style:font-name="Liberation Serif" fo:language="ru" fo:country="RU" officeooo:paragraph-rsid="001cfa28" style:font-name-complex="Times New Roman"/>
    </style:style>
    <style:style style:name="P4" style:family="paragraph" style:parent-style-name="Standard">
      <style:paragraph-properties fo:text-align="end" style:justify-single-word="false"/>
      <style:text-properties style:font-name="Liberation Serif" fo:language="ru" fo:country="RU" officeooo:paragraph-rsid="001cfa28" style:font-name-complex="Times New Roman"/>
    </style:style>
    <style:style style:name="P5" style:family="paragraph" style:parent-style-name="Standard">
      <style:paragraph-properties fo:text-align="center" style:justify-single-word="false"/>
      <style:text-properties style:font-name="Liberation Serif" fo:language="ru" fo:country="RU" officeooo:paragraph-rsid="001cfa28"/>
    </style:style>
    <style:style style:name="P6" style:family="paragraph" style:parent-style-name="Standard">
      <style:paragraph-properties fo:text-align="end" style:justify-single-word="false"/>
      <style:text-properties style:font-name="Liberation Serif" fo:language="ru" fo:country="RU" officeooo:paragraph-rsid="001cfa28"/>
    </style:style>
    <style:style style:name="P7" style:family="paragraph" style:parent-style-name="Standard">
      <loext:graphic-properties draw:fill="solid" draw:fill-color="#ffffff"/>
      <style:paragraph-properties fo:margin-top="0in" fo:margin-bottom="0in" style:contextual-spacing="false" fo:line-height="100%" fo:text-align="justify" style:justify-single-word="false" fo:background-color="#ffffff" style:vertical-align="baseline"/>
      <style:text-properties style:font-name="Liberation Serif" fo:font-size="12pt" fo:font-weight="normal" officeooo:rsid="001f5402" officeooo:paragraph-rsid="001f5402" style:font-size-asian="12pt" style:font-weight-asian="normal" style:font-size-complex="12pt" style:font-weight-complex="normal"/>
    </style:style>
    <style:style style:name="P8" style:family="paragraph" style:parent-style-name="Standard">
      <loext:graphic-properties draw:fill="solid" draw:fill-color="#ffffff"/>
      <style:paragraph-properties fo:margin-top="0in" fo:margin-bottom="0in" style:contextual-spacing="false" fo:line-height="100%" fo:text-align="justify" style:justify-single-word="false" fo:background-color="#ffffff" style:vertical-align="baseline"/>
      <style:text-properties style:font-name="Liberation Serif" fo:font-size="12pt" fo:font-weight="normal" officeooo:rsid="001f5402" officeooo:paragraph-rsid="001fc294" style:font-size-asian="12pt" style:font-weight-asian="normal" style:font-size-complex="12pt" style:font-weight-complex="normal"/>
    </style:style>
    <style:style style:name="P9" style:family="paragraph" style:parent-style-name="Standard">
      <loext:graphic-properties draw:fill="solid" draw:fill-color="#ffffff"/>
      <style:paragraph-properties fo:margin-top="0in" fo:margin-bottom="0in" style:contextual-spacing="false" fo:line-height="100%" fo:text-align="start" style:justify-single-word="false" fo:background-color="#ffffff" fo:padding="0in" fo:border="none" style:shadow="none" style:vertical-align="baseline"/>
      <style:text-properties style:font-name="Liberation Serif" fo:font-size="12pt" fo:font-weight="normal" officeooo:rsid="0020f031" officeooo:paragraph-rsid="0020f031" style:font-size-asian="12pt" style:font-weight-asian="normal" style:font-size-complex="12pt" style:font-weight-complex="normal"/>
    </style:style>
    <style:style style:name="P10" style:family="paragraph" style:parent-style-name="Standard">
      <loext:graphic-properties draw:fill="solid" draw:fill-color="#ffffff"/>
      <style:paragraph-properties fo:margin-top="0in" fo:margin-bottom="0in" style:contextual-spacing="false" fo:line-height="100%" fo:text-align="justify" style:justify-single-word="false" fo:background-color="#ffffff" style:vertical-align="baseline"/>
      <style:text-properties style:font-name="Liberation Serif" fo:font-size="12pt" fo:font-weight="bold" officeooo:rsid="0020f835" officeooo:paragraph-rsid="0020f835" style:font-size-asian="12pt" style:font-weight-asian="bold" style:font-size-complex="12pt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Liberation Serif" fo:font-size="18pt" fo:language="ru" fo:country="RU" officeooo:rsid="001daa76" officeooo:paragraph-rsid="001daa76" style:font-size-asian="18pt" style:font-name-complex="Times New Roman" style:font-size-complex="18pt"/>
    </style:style>
    <style:style style:name="P12" style:family="paragraph" style:parent-style-name="Preformatted_20_Text">
      <style:paragraph-properties fo:margin-left="0in" fo:margin-right="0in" fo:margin-top="0in" fo:margin-bottom="0in" style:contextual-spacing="false" style:line-height-at-least="0.1665in" fo:text-indent="0in" style:auto-text-indent="false"/>
    </style:style>
    <style:style style:name="P13" style:family="paragraph" style:parent-style-name="Preformatted_20_Text">
      <style:paragraph-properties fo:margin-top="0in" fo:margin-bottom="0in" style:contextual-spacing="false" style:line-height-at-least="0.1665in"/>
    </style:style>
    <style:style style:name="P14" style:family="paragraph" style:parent-style-name="List_20_Paragraph" style:list-style-name="WWNum1">
      <style:paragraph-properties fo:margin-left="0in" fo:margin-right="0in" fo:margin-top="0in" fo:margin-bottom="0.111in" style:contextual-spacing="true" fo:line-height="105%" fo:hyphenation-ladder-count="no-limit" fo:text-indent="0in" style:auto-text-indent="false" fo:break-before="page"/>
      <style:text-properties style:font-name="Liberation Serif" fo:language="ru" fo:country="RU" fo:font-weight="bold" officeooo:rsid="001daa76" officeooo:paragraph-rsid="001daa76" style:font-weight-asian="bold" style:font-weight-complex="bold" fo:hyphenate="true" fo:hyphenation-remain-char-count="2" fo:hyphenation-push-char-count="2" loext:hyphenation-no-caps="false"/>
    </style:style>
    <style:style style:name="P15" style:family="paragraph" style:parent-style-name="List_20_Paragraph" style:list-style-name="WWNum1">
      <style:paragraph-properties fo:margin-left="0in" fo:margin-right="0in" fo:margin-top="0in" fo:margin-bottom="0.111in" style:contextual-spacing="true" fo:line-height="105%" fo:hyphenation-ladder-count="no-limit" fo:text-indent="0in" style:auto-text-indent="false"/>
      <style:text-properties style:font-name="Liberation Serif" fo:language="ru" fo:country="RU" fo:font-weight="bold" officeooo:rsid="001f5402" officeooo:paragraph-rsid="001f5402" style:font-weight-asian="bold" style:font-weight-complex="bold" fo:hyphenate="true" fo:hyphenation-remain-char-count="2" fo:hyphenation-push-char-count="2" loext:hyphenation-no-caps="false"/>
    </style:style>
    <style:style style:name="P16" style:family="paragraph" style:parent-style-name="List_20_Paragraph" style:list-style-name="WWNum1">
      <style:paragraph-properties fo:margin-left="0in" fo:margin-right="0in" fo:margin-top="0in" fo:margin-bottom="0.111in" style:contextual-spacing="true" fo:line-height="105%" fo:hyphenation-ladder-count="no-limit" fo:text-indent="0in" style:auto-text-indent="false"/>
      <style:text-properties style:font-name="Liberation Serif" fo:language="ru" fo:country="RU" fo:font-weight="normal" officeooo:rsid="001daa76" officeooo:paragraph-rsid="001daa76" style:font-weight-asian="normal" style:font-weight-complex="normal" fo:hyphenate="true" fo:hyphenation-remain-char-count="2" fo:hyphenation-push-char-count="2" loext:hyphenation-no-caps="false"/>
    </style:style>
    <style:style style:name="P17" style:family="paragraph" style:parent-style-name="List_20_Paragraph" style:list-style-name="WWNum1">
      <style:paragraph-properties fo:margin-top="0in" fo:margin-bottom="0in" style:contextual-spacing="true" fo:line-height="100%" fo:text-align="justify" style:justify-single-word="false"/>
      <style:text-properties style:font-name="Liberation Serif" fo:font-size="12pt" officeooo:paragraph-rsid="001f5402" style:font-size-asian="12pt" style:font-size-complex="12pt"/>
    </style:style>
    <style:style style:name="P18" style:family="paragraph" style:parent-style-name="List_20_Paragraph" style:list-style-name="WWNum1">
      <style:paragraph-properties fo:margin-top="0in" fo:margin-bottom="0in" style:contextual-spacing="true" fo:line-height="100%" fo:text-align="justify" style:justify-single-word="false"/>
      <style:text-properties style:font-name="Liberation Serif" fo:font-size="12pt" officeooo:paragraph-rsid="001f5402" style:font-name-asian="Times New Roman" style:font-size-asian="12pt" style:language-asian="ru" style:country-asian="RU" style:font-name-complex="Times New Roman" style:font-size-complex="12pt"/>
    </style:style>
    <style:style style:name="P19" style:family="paragraph" style:parent-style-name="List_20_Paragraph" style:list-style-name="WWNum1">
      <style:paragraph-properties fo:margin-top="0in" fo:margin-bottom="0in" style:contextual-spacing="true" fo:line-height="100%" fo:text-align="justify" style:justify-single-word="false"/>
      <style:text-properties fo:color="#000000" loext:opacity="100%" style:font-name="Liberation Serif" fo:font-size="12pt" officeooo:paragraph-rsid="001f5402" fo:background-color="#ffffff" style:font-name-asian="Times New Roman" style:font-size-asian="12pt" style:language-asian="ru" style:country-asian="RU" style:font-name-complex="Times New Roman" style:font-size-complex="12pt"/>
    </style:style>
    <style:style style:name="P20" style:family="paragraph" style:parent-style-name="List_20_Paragraph" style:list-style-name="WWNum1">
      <style:paragraph-properties fo:margin-top="0in" fo:margin-bottom="0in" style:contextual-spacing="true" fo:line-height="100%" fo:text-align="justify" style:justify-single-word="false"/>
      <style:text-properties fo:color="#000000" loext:opacity="100%" style:font-name="Liberation Serif" fo:font-size="12pt" style:text-underline-style="solid" style:text-underline-width="auto" style:text-underline-color="font-color" fo:font-weight="bold" officeooo:paragraph-rsid="001f5402" fo:background-color="#ffffff" style:font-name-asian="Times New Roman" style:font-size-asian="12pt" style:language-asian="ru" style:country-asian="RU" style:font-weight-asian="bold" style:font-name-complex="Times New Roman" style:font-size-complex="12pt"/>
    </style:style>
    <style:style style:name="P21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Liberation Serif" fo:font-size="18pt" fo:language="ru" fo:country="RU" fo:font-weight="normal" officeooo:paragraph-rsid="001daa76" fo:background-color="#ffffff" style:font-name-asian="Times New Roman" style:font-size-asian="18pt" style:language-asian="ru" style:country-asian="RU" style:font-weight-asian="normal" style:font-name-complex="Times New Roman" style:font-size-complex="18pt" style:font-weight-complex="normal"/>
    </style:style>
    <style:style style:name="P22" style:family="paragraph" style:parent-style-name="Standard" style:list-style-name="WWNum1">
      <loext:graphic-properties draw:fill="solid" draw:fill-color="#ffffff"/>
      <style:paragraph-properties fo:margin-top="0in" fo:margin-bottom="0in" style:contextual-spacing="false" fo:line-height="100%" fo:text-align="justify" style:justify-single-word="false" fo:background-color="#ffffff" style:vertical-align="baseline"/>
      <style:text-properties fo:color="#000000" loext:opacity="100%" style:font-name="Liberation Serif" fo:font-size="12pt" officeooo:paragraph-rsid="001f5402" fo:background-color="#ffffff" style:font-name-asian="Times New Roman" style:font-size-asian="12pt" style:language-asian="ru" style:country-asian="RU" style:font-name-complex="Times New Roman" style:font-size-complex="12pt"/>
    </style:style>
    <style:style style:name="P23" style:family="paragraph" style:parent-style-name="Standard" style:list-style-name="WWNum1">
      <loext:graphic-properties draw:fill="solid" draw:fill-color="#ffffff"/>
      <style:paragraph-properties fo:margin-top="0in" fo:margin-bottom="0in" style:contextual-spacing="false" fo:line-height="100%" fo:text-align="justify" style:justify-single-word="false" fo:background-color="#ffffff" style:vertical-align="baseline"/>
      <style:text-properties style:font-name="Liberation Serif" fo:font-size="12pt" officeooo:paragraph-rsid="001f5402" style:font-size-asian="12pt" style:font-size-complex="12pt"/>
    </style:style>
    <style:style style:name="P24" style:family="paragraph" style:parent-style-name="Standard" style:list-style-name="WWNum1">
      <loext:graphic-properties draw:fill="solid" draw:fill-color="#ffffff"/>
      <style:paragraph-properties fo:margin-top="0in" fo:margin-bottom="0in" style:contextual-spacing="false" fo:line-height="100%" fo:text-align="justify" style:justify-single-word="false" fo:background-color="#ffffff" style:vertical-align="baseline"/>
      <style:text-properties style:font-name="Liberation Serif" fo:font-size="12pt" fo:font-weight="normal" officeooo:paragraph-rsid="001f5402" style:font-size-asian="12pt" style:font-weight-asian="normal" style:font-size-complex="12pt" style:font-weight-complex="normal"/>
    </style:style>
    <style:style style:name="P25" style:family="paragraph" style:parent-style-name="Standard">
      <loext:graphic-properties draw:fill="solid" draw:fill-color="#ffffff"/>
      <style:paragraph-properties fo:margin-top="0in" fo:margin-bottom="0in" style:contextual-spacing="false" fo:line-height="100%" fo:text-align="justify" style:justify-single-word="false" fo:background-color="#ffffff" style:vertical-align="baseline"/>
      <style:text-properties style:font-name="Liberation Serif" fo:font-size="12pt" fo:font-weight="normal" officeooo:rsid="0020fbee" officeooo:paragraph-rsid="0020fbee" style:font-size-asian="12pt" style:font-weight-asian="normal" style:font-size-complex="12pt" style:font-weight-complex="normal"/>
    </style:style>
    <style:style style:name="P26" style:family="paragraph" style:parent-style-name="Standard">
      <loext:graphic-properties draw:fill="solid" draw:fill-color="#ffffff"/>
      <style:paragraph-properties fo:margin-top="0in" fo:margin-bottom="0in" style:contextual-spacing="false" fo:line-height="100%" fo:text-align="justify" style:justify-single-word="false" fo:background-color="#ffffff" style:vertical-align="baseline"/>
      <style:text-properties style:font-name="Liberation Serif" fo:font-size="12pt" fo:language="ru" fo:country="RU" fo:font-weight="normal" officeooo:rsid="001f5402" officeooo:paragraph-rsid="001f5402" style:font-size-asian="12pt" style:font-weight-asian="normal" style:font-size-complex="12pt" style:font-weight-complex="normal"/>
    </style:style>
    <style:style style:name="P27" style:family="paragraph" style:parent-style-name="Standard">
      <loext:graphic-properties draw:fill="solid" draw:fill-color="#ffffff"/>
      <style:paragraph-properties fo:margin-top="0in" fo:margin-bottom="0in" style:contextual-spacing="false" fo:line-height="100%" fo:text-align="justify" style:justify-single-word="false" fo:background-color="#ffffff" style:vertical-align="baseline"/>
      <style:text-properties style:font-name="Liberation Serif" fo:font-size="12pt" fo:language="ru" fo:country="RU" fo:font-weight="bold" officeooo:rsid="001f5402" officeooo:paragraph-rsid="001f5402" style:font-size-asian="12pt" style:font-weight-asian="bold" style:font-size-complex="12pt" style:font-weight-complex="bold"/>
    </style:style>
    <style:style style:name="P28" style:family="paragraph" style:parent-style-name="Standard">
      <loext:graphic-properties draw:fill="solid" draw:fill-color="#ffffff"/>
      <style:paragraph-properties fo:margin-top="0in" fo:margin-bottom="0in" style:contextual-spacing="false" fo:line-height="100%" fo:text-align="justify" style:justify-single-word="false" fo:background-color="#ffffff" style:vertical-align="baseline"/>
      <style:text-properties style:text-position="0% 100%" style:font-name="Liberation Serif" fo:font-size="12pt" fo:language="ru" fo:country="RU" fo:font-weight="normal" officeooo:rsid="001f5402" officeooo:paragraph-rsid="001f5402" style:font-size-asian="12pt" style:font-weight-asian="normal" style:font-size-complex="12pt" style:font-weight-complex="normal"/>
    </style:style>
    <style:style style:name="P29" style:family="paragraph" style:parent-style-name="Standard">
      <loext:graphic-properties draw:fill="solid" draw:fill-color="#ffffff"/>
      <style:paragraph-properties fo:margin-top="0in" fo:margin-bottom="0in" style:contextual-spacing="false" fo:line-height="100%" fo:text-align="justify" style:justify-single-word="false" fo:background-color="#ffffff" style:vertical-align="baseline"/>
      <style:text-properties style:text-position="0% 100%" style:font-name="Liberation Serif" fo:font-size="12pt" fo:language="ru" fo:country="RU" fo:font-weight="normal" officeooo:rsid="001fc294" officeooo:paragraph-rsid="001fc294" style:font-size-asian="12pt" style:font-weight-asian="normal" style:font-size-complex="12pt" style:font-weight-complex="normal"/>
    </style:style>
    <style:style style:name="P30" style:family="paragraph" style:parent-style-name="Standard">
      <loext:graphic-properties draw:fill="solid" draw:fill-color="#ffffff"/>
      <style:paragraph-properties fo:margin-top="0in" fo:margin-bottom="0in" style:contextual-spacing="false" fo:line-height="100%" fo:text-align="justify" style:justify-single-word="false" fo:background-color="#ffffff" style:vertical-align="baseline"/>
      <style:text-properties style:text-position="0% 100%" style:font-name="Liberation Serif" fo:font-size="12pt" fo:language="ru" fo:country="RU" fo:font-weight="normal" officeooo:rsid="0020f835" officeooo:paragraph-rsid="0020f835" style:font-size-asian="12pt" style:font-weight-asian="normal" style:font-size-complex="12pt" style:font-weight-complex="normal"/>
    </style:style>
    <style:style style:name="P31" style:family="paragraph" style:parent-style-name="Standard">
      <loext:graphic-properties draw:fill="solid" draw:fill-color="#ffffff"/>
      <style:paragraph-properties fo:margin-top="0in" fo:margin-bottom="0in" style:contextual-spacing="false" fo:line-height="100%" fo:text-align="justify" style:justify-single-word="false" fo:background-color="#ffffff" style:vertical-align="baseline"/>
      <style:text-properties style:text-position="0% 100%" style:font-name="Liberation Serif" fo:font-size="12pt" fo:language="ru" fo:country="RU" fo:font-weight="normal" officeooo:rsid="0020f031" officeooo:paragraph-rsid="0020f031" style:font-size-asian="12pt" style:font-weight-asian="normal" style:font-size-complex="12pt" style:font-weight-complex="normal"/>
    </style:style>
    <style:style style:name="P32" style:family="paragraph" style:parent-style-name="Standard">
      <loext:graphic-properties draw:fill="solid" draw:fill-color="#ffffff"/>
      <style:paragraph-properties fo:margin-top="0in" fo:margin-bottom="0in" style:contextual-spacing="false" fo:line-height="100%" fo:text-align="justify" style:justify-single-word="false" fo:background-color="#ffffff" style:vertical-align="baseline"/>
      <style:text-properties style:text-position="0% 100%" style:font-name="Liberation Serif" fo:font-size="12pt" fo:language="ru" fo:country="RU" fo:font-weight="bold" officeooo:rsid="001fc294" officeooo:paragraph-rsid="001fc294" style:font-size-asian="12pt" style:font-weight-asian="bold" style:font-size-complex="12pt" style:font-weight-complex="bold"/>
    </style:style>
    <style:style style:name="P33" style:family="paragraph" style:parent-style-name="Standard">
      <loext:graphic-properties draw:fill="solid" draw:fill-color="#ffffff"/>
      <style:paragraph-properties fo:margin-top="0in" fo:margin-bottom="0in" style:contextual-spacing="false" fo:line-height="100%" fo:text-align="justify" style:justify-single-word="false" fo:background-color="#ffffff" style:vertical-align="baseline"/>
      <style:text-properties style:text-position="0% 100%" style:font-name="Liberation Serif" fo:font-size="12pt" fo:language="ru" fo:country="RU" fo:font-weight="bold" officeooo:rsid="0020f031" officeooo:paragraph-rsid="0020f031" style:font-size-asian="12pt" style:font-weight-asian="bold" style:font-size-complex="12pt" style:font-weight-complex="bold"/>
    </style:style>
    <style:style style:name="P34" style:family="paragraph" style:parent-style-name="Standard">
      <loext:graphic-properties draw:fill="solid" draw:fill-color="#ffffff"/>
      <style:paragraph-properties fo:margin-top="0in" fo:margin-bottom="0in" style:contextual-spacing="false" fo:line-height="100%" fo:text-align="justify" style:justify-single-word="false" fo:break-before="page" fo:background-color="#ffffff" style:vertical-align="baseline"/>
      <style:text-properties style:text-position="0% 100%" style:font-name="Liberation Serif" fo:font-size="12pt" fo:language="ru" fo:country="RU" fo:font-weight="bold" officeooo:rsid="0020f031" officeooo:paragraph-rsid="0020f031" style:font-size-asian="12pt" style:font-weight-asian="bold" style:font-size-complex="12pt" style:font-weight-complex="bold"/>
    </style:style>
    <style:style style:name="T1" style:family="text">
      <style:text-properties style:font-name-complex="Times New Roman"/>
    </style:style>
    <style:style style:name="T2" style:family="text">
      <style:text-properties officeooo:rsid="001cfa28" style:font-name-complex="Times New Roman"/>
    </style:style>
    <style:style style:name="T3" style:family="text">
      <style:text-properties officeooo:rsid="001daa76" style:font-name-complex="Times New Roman"/>
    </style:style>
    <style:style style:name="T4" style:family="text">
      <style:text-properties fo:font-size="18pt" style:font-size-asian="18pt" style:font-name-complex="Times New Roman" style:font-size-complex="18pt"/>
    </style:style>
    <style:style style:name="T5" style:family="text">
      <style:text-properties fo:font-size="18pt" officeooo:rsid="001daa76" style:font-size-asian="18pt" style:font-name-complex="Times New Roman" style:font-size-complex="18pt"/>
    </style:style>
    <style:style style:name="T6" style:family="text">
      <style:text-properties fo:language="ru" fo:country="RU"/>
    </style:style>
    <style:style style:name="T7" style:family="text">
      <style:text-properties fo:language="ru" fo:country="RU" officeooo:rsid="001f5402"/>
    </style:style>
    <style:style style:name="T8" style:family="text">
      <style:text-properties fo:color="#000000" loext:opacity="100%" fo:background-color="#ffffff" loext:char-shading-value="0" style:font-name-asian="Times New Roman" style:language-asian="ru" style:country-asian="RU" style:font-name-complex="Times New Roman"/>
    </style:style>
    <style:style style:name="T9" style:family="text">
      <style:text-properties fo:color="#000000" loext:opacity="100%" fo:background-color="#ffffff" loext:char-shading-value="0" style:font-name-asian="Times New Roman" style:language-asian="ru" style:country-asian="RU" style:font-name-complex="Times New Roman" style:font-weight-complex="bold"/>
    </style:style>
    <style:style style:name="T10" style:family="text">
      <style:text-properties fo:color="#000000" loext:opacity="100%" officeooo:rsid="001f5402" fo:background-color="#ffffff" loext:char-shading-value="0" style:font-name-asian="Times New Roman" style:language-asian="ru" style:country-asian="RU" style:font-name-complex="Times New Roman"/>
    </style:style>
    <style:style style:name="T11" style:family="text">
      <style:text-properties fo:color="#000000" loext:opacity="100%" fo:language="ru" fo:country="RU" officeooo:rsid="001f5402" fo:background-color="#ffffff" loext:char-shading-value="0" style:font-name-asian="Times New Roman" style:language-asian="ru" style:country-asian="RU" style:font-name-complex="Times New Roman"/>
    </style:style>
    <style:style style:name="T12" style:family="text">
      <style:text-properties style:text-position="sub 58%" fo:language="ru" fo:country="RU"/>
    </style:style>
    <style:style style:name="T13" style:family="text">
      <style:text-properties style:text-position="0% 100%" fo:language="ru" fo:country="RU"/>
    </style:style>
    <style:style style:name="T14" style:family="text">
      <style:text-properties style:text-position="0% 100%" fo:language="ru" fo:country="RU" officeooo:rsid="001fc294"/>
    </style:style>
    <style:style style:name="T15" style:family="text">
      <style:text-properties fo:color="#008800" loext:opacity="100%" fo:font-weight="bold"/>
    </style:style>
    <style:style style:name="T16" style:family="text">
      <style:text-properties fo:color="#0e84b5" loext:opacity="100%" fo:font-weight="bold"/>
    </style:style>
    <style:style style:name="T17" style:family="text">
      <style:text-properties fo:color="#bb0066" loext:opacity="100%" fo:font-weight="bold"/>
    </style:style>
    <style:style style:name="T18" style:family="text">
      <style:text-properties fo:color="#333399" loext:opacity="100%" fo:font-weight="bold"/>
    </style:style>
    <style:style style:name="T19" style:family="text">
      <style:text-properties fo:background-color="#fff0f0" loext:char-shading-value="0"/>
    </style:style>
    <style:style style:name="T20" style:family="text">
      <style:text-properties fo:color="#6600ee" loext:opacity="100%" fo:font-weight="bold"/>
    </style:style>
    <style:style style:name="T21" style:family="text">
      <style:text-properties fo:color="#0066bb" loext:opacity="100%" fo:font-weight="bold"/>
    </style:style>
    <style:style style:name="T22" style:family="text">
      <style:text-properties fo:color="#202020" loext:opacity="100%" style:font-name="JetBrains Mono" fo:font-size="11.5pt" fo:font-style="normal" style:font-size-asian="11.5pt" style:font-style-asian="normal"/>
    </style:style>
    <style:style style:name="T23" style:family="text">
      <style:text-properties fo:color="#202020" loext:opacity="100%" style:text-position="0% 100%" style:font-name="JetBrains Mono" fo:font-size="11.5pt" fo:language="ru" fo:country="RU" fo:font-style="normal" style:font-size-asian="11.5pt" style:font-style-asian="normal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Formula">
      <style:graphic-properties fo:margin-left="0in" fo:margin-right="0in" fo:margin-top="0in" fo:margin-bottom="0in" style:vertical-pos="middle" style:vertical-rel="text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Университет ИТМО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1">Вычислительная математика</text:p>
      <text:p text:style-name="P5"><text:span text:style-name="T4">Лабораторная работа №</text:span><text:span text:style-name="T5">1</text:span></text:p>
      <text:p text:style-name="P21">«Решение системы линейных алгебраических уравнений СЛАУ»</text:p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Работу выполнил:</text:p>
      <text:p text:style-name="P4">Бавыкин Роман</text:p>
      <text:p text:style-name="P4">Группа: Р3210</text:p>
      <text:p text:style-name="P6"><text:span text:style-name="T1">Вариант </text:span><text:span text:style-name="T3">2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Санкт-Петербург</text:p>
      <text:p text:style-name="P5"><text:span text:style-name="T1">202</text:span><text:span text:style-name="T2">2</text:span><text:span text:style-name="T1"> г.</text:span></text:p>
      <text:list xml:id="list2270657138" text:style-name="WWNum1">
        <text:list-header>
          <text:p text:style-name="P14">Цель работы:</text:p>
          <text:list>
            <text:list-item>
              <text:list>
                <text:list-header>
                  <text:p text:style-name="P16">Разработать программу для решения СЛАУ методом Гаусса с выбором главного элемента по столбцам.</text:p>
                  <text:p text:style-name="P16"/>
                  <text:p text:style-name="P15">Задание лабораторной работы:</text:p>
                </text:list-header>
              </text:list>
            </text:list-item>
          </text:list>
        </text:list-header>
        <text:list-item>
          <text:p text:style-name="P18">№ варианта определяется как номер в списке группы согласно ИСУ. </text:p>
        </text:list-item>
        <text:list-item>
          <text:p text:style-name="P19">В программе численный метод должен быть реализован в виде отдельной подпрограммы или класса, в который входные/выходные данные передаются в качестве параметров. </text:p>
        </text:list-item>
        <text:list-item>
          <text:p text:style-name="P17"><text:span text:style-name="T8">Размерность матрицы n&lt;=20 (зада</text:span><text:span text:style-name="T10">ё</text:span><text:span text:style-name="T8">тся из файла или с клавиатуры - по выбору конечного </text:span><text:span text:style-name="T9">пользователя</text:span><text:span text:style-name="T8">).</text:span></text:p>
        </text:list-item>
        <text:list-item>
          <text:p text:style-name="P17"><text:span text:style-name="T8">Должна быть реализована возможность ввода коэффициентов матрицы, <text:s/>как с клавиатуры, так и из файла (по выбору конечного </text:span><text:span text:style-name="T9">пользователя</text:span><text:span text:style-name="T8">).</text:span></text:p>
          <text:p text:style-name="P20">Для прямых методов должно быть реализовано:</text:p>
        </text:list-item>
        <text:list-item text:start-value="1">
          <text:p text:style-name="P22">Вычисление определителя</text:p>
        </text:list-item>
        <text:list-item>
          <text:p text:style-name="P22">Вывод треугольной  матрицы (включая преобразованный столбец В)</text:p>
        </text:list-item>
        <text:list-item>
          <text:p text:style-name="P23"><text:span text:style-name="T8">Вывод вектора неизвестных: </text:span><draw:frame draw:style-name="fr2" draw:name="Object1" text:anchor-type="as-char" svg:width="0.8098in" svg:height="0.2091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p>
        </text:list-item>
        <text:list-item>
          <text:p text:style-name="P24"><text:span text:style-name="T11">Вывод вектора невязок:</text:span><text:span text:style-name="T7"><draw:frame draw:style-name="fr2" draw:name="Object4" text:anchor-type="as-char" svg:width="0.7118in" svg:height="0.2091in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span></text:p>
        </text:list-item>
      </text:list>
      <text:p text:style-name="P26"/>
      <text:p text:style-name="P27">Описание метода, расчётные формулы:</text:p>
      <text:p text:style-name="P26">Схема с выбором главного элемента является одной из модификаций метода Гаусса.</text:p>
      <text:p text:style-name="P26">Среди ведущих элементов могут оказаться очень маленькие по абсолютной величине. При делении на такие ведущие элементы получается большая погрешность округления.</text:p>
      <text:p text:style-name="P7"><text:span text:style-name="T6">Идеей метода Гаусса с выбором главного элемента является такая перестановка уравнений, чтобы на k-ом шаге исключения ведущим элементом a</text:span><text:span text:style-name="T12">ii</text:span><text:span text:style-name="T13"> оказывался наибольший по модулю элемент k-го столбца.</text:span></text:p>
      <text:p text:style-name="P28">Т.е. на очередном шаге k в уравнениях, начиная от k до последнего ( i=k,k+1,…,n ) в столбце k выбирают максимальный по модулю элемент и строки i и k меняются местами. Это выбор главного элемента по столбцу.</text:p>
      <text:p text:style-name="P8"><text:span text:style-name="T13">Для исключения x</text:span><text:span text:style-name="T12">i</text:span><text:span text:style-name="T13"> из уравнения из уравнений от i+1 до n-ого </text:span><text:span text:style-name="T14">(k)</text:span><text:span text:style-name="T13">, умножим i-ое уравнение на </text:span><text:span text:style-name="T13"><draw:frame draw:style-name="fr1" draw:name="Object2" text:anchor-type="as-char" svg:y="-0.2917in" svg:width="0.5311in" svg:height="0.489in" draw:z-index="2"><draw:object xlink:href="./Object 3" xlink:type="simple" xlink:show="embed" xlink:actuate="onLoad"/><draw:image xlink:href="./ObjectReplacements/Object 3" xlink:type="simple" xlink:show="embed" xlink:actuate="onLoad"/></draw:frame></text:span><text:span text:style-name="T13"><text:s/></text:span><text:span text:style-name="T14">и прибавим к k-ому уравнению.</text:span></text:p>
      <text:p text:style-name="P29"><draw:frame draw:style-name="fr1" draw:name="Object3" text:anchor-type="as-char" svg:y="-0.728in" svg:width="2.5925in" svg:height="1.4217in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32"><text:soft-page-break/>Листинг программы:</text:p>
      <text:p text:style-name="P32"/>
      <table:table table:name="Table1" table:style-name="Table1">
        <table:table-column table:style-name="Table1.A"/>
        <table:table-column table:style-name="Table1.B"/>
        <table:table-row table:style-name="TableLine93904250037472">
          <table:table-cell table:style-name="Table1.A1" office:value-type="string">
            <text:p text:style-name="P12"><text:s/>1</text:p>
            <text:p text:style-name="P13"><text:s/>2</text:p>
            <text:p text:style-name="P13"><text:s/>3</text:p>
            <text:p text:style-name="P13"><text:s/>4</text:p>
            <text:p text:style-name="P13"><text:s/>5</text:p>
            <text:p text:style-name="P13"><text:s/>6</text:p>
            <text:p text:style-name="P13"><text:s/>7</text:p>
            <text:p text:style-name="P13"><text:s/>8</text:p>
            <text:p text:style-name="P13"><text:s/>9</text:p>
            <text:p text:style-name="P13">10</text:p>
            <text:p text:style-name="P13">11</text:p>
            <text:p text:style-name="P13">12</text:p>
            <text:p text:style-name="P13">13</text:p>
            <text:p text:style-name="P13">14</text:p>
            <text:p text:style-name="P13">15</text:p>
            <text:p text:style-name="P13">16</text:p>
            <text:p text:style-name="P13">17</text:p>
            <text:p text:style-name="P13">18</text:p>
            <text:p text:style-name="P13">19</text:p>
            <text:p text:style-name="P13">20</text:p>
            <text:p text:style-name="P13">21</text:p>
            <text:p text:style-name="P13">22</text:p>
            <text:p text:style-name="P13">23</text:p>
            <text:p text:style-name="P13">24</text:p>
            <text:p text:style-name="P13">25</text:p>
            <text:p text:style-name="P13">26</text:p>
            <text:p text:style-name="P13">27</text:p>
            <text:p text:style-name="P13">28</text:p>
            <text:p text:style-name="P13">29</text:p>
            <text:p text:style-name="P13">30</text:p>
            <text:p text:style-name="P13">31</text:p>
            <text:p text:style-name="P13">32</text:p>
            <text:p text:style-name="P13">33</text:p>
            <text:p text:style-name="P13">34</text:p>
            <text:p text:style-name="P13">35</text:p>
            <text:p text:style-name="P13">36</text:p>
            <text:p text:style-name="P13">37</text:p>
            <text:p text:style-name="P13">38</text:p>
            <text:p text:style-name="P13">39</text:p>
            <text:p text:style-name="P13">40</text:p>
            <text:p text:style-name="P13">41</text:p>
            <text:p text:style-name="P13">42</text:p>
            <text:p text:style-name="P13">43</text:p>
            <text:p text:style-name="P13">44</text:p>
            <text:p text:style-name="P13">45</text:p>
            <text:p text:style-name="P13">46</text:p>
            <text:p text:style-name="P13">47</text:p>
            <text:p text:style-name="P13">48</text:p>
            <text:p text:style-name="P13">49</text:p>
            <text:p text:style-name="P13">50</text:p>
            <text:p text:style-name="P13">51</text:p>
            <text:p text:style-name="P13">52</text:p>
            <text:p text:style-name="P13">53</text:p>
            <text:p text:style-name="P13">54</text:p>
            <text:p text:style-name="P13"><text:soft-page-break/>55</text:p>
            <text:p text:style-name="P13">56</text:p>
            <text:p text:style-name="P13">57</text:p>
            <text:p text:style-name="P13">58</text:p>
            <text:p text:style-name="P13">59</text:p>
            <text:p text:style-name="P13">60</text:p>
            <text:p text:style-name="P13">61</text:p>
            <text:p text:style-name="P13">62</text:p>
            <text:p text:style-name="P13">63</text:p>
            <text:p text:style-name="P13">64</text:p>
            <text:p text:style-name="P13">65</text:p>
            <text:p text:style-name="P13">66</text:p>
            <text:p text:style-name="P13">67</text:p>
            <text:p text:style-name="P13">68</text:p>
            <text:p text:style-name="P13">69</text:p>
            <text:p text:style-name="P13">70</text:p>
            <text:p text:style-name="P13">71</text:p>
            <text:p text:style-name="P13">72</text:p>
            <text:p text:style-name="P13">73</text:p>
            <text:p text:style-name="P13">74</text:p>
            <text:p text:style-name="P13">75</text:p>
            <text:p text:style-name="P13">76</text:p>
            <text:p text:style-name="P13">77</text:p>
            <text:p text:style-name="P13">78</text:p>
            <text:p text:style-name="P13">79</text:p>
            <text:p text:style-name="P13">80</text:p>
            <text:p text:style-name="P13">81</text:p>
            <text:p text:style-name="P13">82</text:p>
            <text:p text:style-name="P13">83</text:p>
            <text:p text:style-name="P13">84</text:p>
            <text:p text:style-name="P13">85</text:p>
            <text:p text:style-name="P13">86</text:p>
            <text:p text:style-name="P13">87</text:p>
          </table:table-cell>
          <table:table-cell table:style-name="Table1.A1" office:value-type="string">
            <text:p text:style-name="P12"><text:span text:style-name="T15">using</text:span> <text:span text:style-name="T16">comp_math_1.exceptions</text:span>;</text:p>
            <text:p text:style-name="P13"><text:span text:style-name="T15">using</text:span> <text:span text:style-name="T16">comp_math_1.io</text:span>;</text:p>
            <text:p text:style-name="P13"><text:span text:style-name="T15">using</text:span> <text:span text:style-name="T16">comp_math_1.matrix</text:span>;</text:p>
            <text:p text:style-name="P13"><text:span text:style-name="T15">using</text:span> <text:span text:style-name="T16">comp_math_1.util</text:span>;</text:p>
            <text:p text:style-name="P13"/>
            <text:p text:style-name="P13"><text:span text:style-name="T15">namespace</text:span> <text:span text:style-name="T16">comp_math_1.lineq</text:span>;</text:p>
            <text:p text:style-name="P13"/>
            <text:p text:style-name="P13"><text:span text:style-name="T15">public</text:span> <text:span text:style-name="T15">static</text:span> <text:span text:style-name="T15">class</text:span> <text:span text:style-name="T17">GaussianMethod</text:span></text:p>
            <text:p text:style-name="P13">{</text:p>
            <text:p text:style-name="P13"><text:s text:c="4"/></text:p>
            <text:p text:style-name="P13"><text:s text:c="4"/><text:span text:style-name="T15">public</text:span> <text:span text:style-name="T15">static</text:span> <text:s/>Pair&lt;DoubleMatrix&gt; SolveEquation(DoubleMatrix a, DoubleMatrix b)</text:p>
            <text:p text:style-name="P13"><text:s text:c="4"/>{</text:p>
            <text:p text:style-name="P13"><text:s text:c="8"/><text:span text:style-name="T18">double</text:span> det = a.GetDeterminant();</text:p>
            <text:p text:style-name="P13"><text:s text:c="8"/>Console.WriteLine(<text:span text:style-name="T19">"Determinant = "</text:span> + det);</text:p>
            <text:p text:style-name="P13"><text:s text:c="8"/><text:span text:style-name="T15">if</text:span> (det == <text:span text:style-name="T20">0</text:span>)</text:p>
            <text:p text:style-name="P13"><text:s text:c="8"/>{</text:p>
            <text:p text:style-name="P13"><text:s text:c="12"/><text:span text:style-name="T15">throw</text:span> <text:span text:style-name="T15">new</text:span> <text:span text:style-name="T21">ZeroDeterminantException</text:span>();</text:p>
            <text:p text:style-name="P13"><text:s text:c="8"/>}</text:p>
            <text:p text:style-name="P13"/>
            <text:p text:style-name="P13"><text:s text:c="8"/>DoubleMatrix a1 = (DoubleMatrix) a.Clone();</text:p>
            <text:p text:style-name="P13"><text:s text:c="8"/>DoubleMatrix b1 = (DoubleMatrix) b.Clone();</text:p>
            <text:p text:style-name="P13"><text:s text:c="8"/></text:p>
            <text:p text:style-name="P13"><text:s text:c="8"/><text:span text:style-name="T15">for</text:span> ( <text:span text:style-name="T18">int</text:span> i = <text:span text:style-name="T20">0</text:span>; i &lt; a.getN(); i++)</text:p>
            <text:p text:style-name="P13"><text:s text:c="8"/>{</text:p>
            <text:p text:style-name="P13"><text:s text:c="12"/>ChoiceMainElem(a, b, i);</text:p>
            <text:p text:style-name="P13"><text:s text:c="12"/>SubAllRows(a, b, i);</text:p>
            <text:p text:style-name="P13"><text:s text:c="8"/>}</text:p>
            <text:p text:style-name="P13"><text:s text:c="8"/>ConsoleOutput.WriteEquation(a, b);</text:p>
            <text:p text:style-name="P13"><text:s text:c="8"/>DoubleMatrix x = <text:span text:style-name="T15">new</text:span> DoubleMatrix(a.getN(), <text:span text:style-name="T20">1</text:span>);</text:p>
            <text:p text:style-name="P13"><text:s text:c="8"/><text:span text:style-name="T15">for</text:span> (<text:span text:style-name="T18">int</text:span> i = a.getN() - <text:span text:style-name="T20">1</text:span>; i &gt;= <text:span text:style-name="T20">0</text:span>; i--)</text:p>
            <text:p text:style-name="P13"><text:s text:c="8"/>{</text:p>
            <text:p text:style-name="P13"><text:s text:c="12"/><text:span text:style-name="T18">double</text:span> s = <text:span text:style-name="T20">0</text:span>;</text:p>
            <text:p text:style-name="P13"><text:s text:c="12"/><text:span text:style-name="T15">for</text:span> (<text:span text:style-name="T18">int</text:span> j = i + <text:span text:style-name="T20">1</text:span>; j &lt; a.getM(); j++)</text:p>
            <text:p text:style-name="P13"><text:s text:c="12"/>{</text:p>
            <text:p text:style-name="P13"><text:s text:c="16"/>s += a.GetElement(i, j) * x.GetElement(j, <text:span text:style-name="T20">0</text:span>);</text:p>
            <text:p text:style-name="P13"><text:s text:c="12"/>}</text:p>
            <text:p text:style-name="P13"><text:s text:c="12"/>x.SetElement((b.GetElement(i, <text:span text:style-name="T20">0</text:span>) - s) / a.GetElement(i, i), i, <text:span text:style-name="T20">0</text:span>);</text:p>
            <text:p text:style-name="P13"><text:s text:c="8"/>}</text:p>
            <text:p text:style-name="P13"/>
            <text:p text:style-name="P13"><text:s text:c="8"/>DoubleMatrix r = <text:span text:style-name="T15">new</text:span> DoubleMatrix(a.getN(), <text:span text:style-name="T20">1</text:span>);</text:p>
            <text:p text:style-name="P13"><text:s text:c="8"/><text:span text:style-name="T15">for</text:span> (<text:span text:style-name="T18">int</text:span> i = <text:span text:style-name="T20">0</text:span>; i &lt; a1.getN(); i++)</text:p>
            <text:p text:style-name="P13"><text:s text:c="8"/>{</text:p>
            <text:p text:style-name="P13"><text:s text:c="12"/><text:span text:style-name="T18">double</text:span> s = <text:span text:style-name="T20">0</text:span>;</text:p>
            <text:p text:style-name="P13"><text:s text:c="12"/><text:span text:style-name="T15">for</text:span> (<text:span text:style-name="T18">int</text:span> j = <text:span text:style-name="T20">0</text:span>; j &lt; a1.getM(); j++)</text:p>
            <text:p text:style-name="P13"><text:s text:c="12"/>{</text:p>
            <text:p text:style-name="P13"><text:s text:c="16"/>s += a1.GetElement(i, j) * x.GetElement(j, <text:span text:style-name="T20">0</text:span>);</text:p>
            <text:p text:style-name="P13"><text:s text:c="12"/>}</text:p>
            <text:p text:style-name="P13"><text:s text:c="12"/>r.SetElement(s - b1.GetElement(i, <text:span text:style-name="T20">0</text:span>), i, <text:span text:style-name="T20">0</text:span>);</text:p>
            <text:p text:style-name="P13"><text:s text:c="8"/>}</text:p>
            <text:p text:style-name="P13"><text:s text:c="8"/><text:span text:style-name="T15">return</text:span> <text:span text:style-name="T15">new</text:span> Pair&lt;DoubleMatrix&gt;(x, r);</text:p>
            <text:p text:style-name="P13"><text:s text:c="4"/>}</text:p>
            <text:p text:style-name="P13"><text:s text:c="4"/></text:p>
            <text:p text:style-name="P13"><text:s text:c="4"/><text:span text:style-name="T15">private</text:span> <text:span text:style-name="T15">static</text:span> <text:span text:style-name="T15">void</text:span> <text:span text:style-name="T21">ChoiceMainElem</text:span>(DoubleMatrix a, DoubleMatrix b, <text:span text:style-name="T18">int</text:span> i) </text:p>
            <text:p text:style-name="P13"><text:s text:c="4"/>{</text:p>
            <text:p text:style-name="P13"><text:soft-page-break/><text:s text:c="8"/><text:span text:style-name="T18">double</text:span> max = Math.Abs(a.GetElement(i, i));</text:p>
            <text:p text:style-name="P13"><text:s text:c="8"/><text:span text:style-name="T18">int</text:span> maxIndex = i;</text:p>
            <text:p text:style-name="P13"><text:s text:c="8"/><text:span text:style-name="T15">for</text:span> (<text:span text:style-name="T18">int</text:span> j = i + <text:span text:style-name="T20">1</text:span>; j &lt; a.getN(); j++)</text:p>
            <text:p text:style-name="P13"><text:s text:c="8"/>{</text:p>
            <text:p text:style-name="P13"><text:s text:c="12"/><text:span text:style-name="T15">if</text:span> (Math.Abs(a.GetElement(j, i)) &gt; max)</text:p>
            <text:p text:style-name="P13"><text:s text:c="12"/>{</text:p>
            <text:p text:style-name="P13"><text:s text:c="16"/>max = Math.Abs(a.GetElement(j, i));</text:p>
            <text:p text:style-name="P13"><text:s text:c="16"/>maxIndex = j;</text:p>
            <text:p text:style-name="P13"><text:s text:c="12"/>}</text:p>
            <text:p text:style-name="P13"><text:s text:c="8"/>}</text:p>
            <text:p text:style-name="P13"><text:s text:c="8"/>a.SwapRaws(i, maxIndex);</text:p>
            <text:p text:style-name="P13"><text:s text:c="8"/>b.SwapRaws(i, maxIndex);</text:p>
            <text:p text:style-name="P13"><text:s text:c="4"/>}</text:p>
            <text:p text:style-name="P13"/>
            <text:p text:style-name="P13"><text:s text:c="4"/><text:span text:style-name="T15">private</text:span> <text:span text:style-name="T15">static</text:span> <text:span text:style-name="T15">void</text:span> <text:span text:style-name="T21">SubRaw</text:span>(DoubleMatrix a, DoubleMatrix b, <text:span text:style-name="T18">int</text:span> i1, <text:span text:style-name="T18">int</text:span> i2)</text:p>
            <text:p text:style-name="P13"><text:s text:c="4"/>{</text:p>
            <text:p text:style-name="P13"><text:s text:c="8"/><text:span text:style-name="T18">double</text:span> c = a.GetElement(i2, i1) / a.GetElement(i1, i1);</text:p>
            <text:p text:style-name="P13"><text:s text:c="8"/>a.SetElement(<text:span text:style-name="T20">0</text:span>, i2, i1);</text:p>
            <text:p text:style-name="P13"><text:s text:c="8"/><text:span text:style-name="T15">for</text:span> (<text:span text:style-name="T18">int</text:span> j = i1 + <text:span text:style-name="T20">1</text:span>; j &lt; a.getM(); j++)</text:p>
            <text:p text:style-name="P13"><text:s text:c="8"/>{</text:p>
            <text:p text:style-name="P13"><text:s text:c="12"/>a.SetElement(a.GetElement(i2, j) - c * a.GetElement(i1, j), i2, j);</text:p>
            <text:p text:style-name="P13"><text:s text:c="8"/>}</text:p>
            <text:p text:style-name="P13"><text:s text:c="8"/>b.SetElement(b.GetElement(i2, <text:span text:style-name="T20">0</text:span>) - c * b.GetElement(i1, <text:span text:style-name="T20">0</text:span>), i2, <text:span text:style-name="T20">0</text:span>);</text:p>
            <text:p text:style-name="P13"><text:s text:c="4"/>}</text:p>
            <text:p text:style-name="P13"/>
            <text:p text:style-name="P13"><text:s text:c="4"/><text:span text:style-name="T15">private</text:span> <text:span text:style-name="T15">static</text:span> <text:span text:style-name="T15">void</text:span> <text:span text:style-name="T21">SubAllRows</text:span>(DoubleMatrix a, DoubleMatrix b, <text:span text:style-name="T18">int</text:span> i)</text:p>
            <text:p text:style-name="P13"><text:s text:c="4"/>{</text:p>
            <text:p text:style-name="P13"><text:s text:c="8"/><text:span text:style-name="T15">for</text:span> (<text:span text:style-name="T18">int</text:span> j = i + <text:span text:style-name="T20">1</text:span>; j &lt; a.getN(); j++)</text:p>
            <text:p text:style-name="P13"><text:s text:c="8"/>{</text:p>
            <text:p text:style-name="P13"><text:s text:c="12"/>SubRaw(a, b, i, j);</text:p>
            <text:p text:style-name="P13"><text:s text:c="8"/>}</text:p>
            <text:p text:style-name="P13"><text:s text:c="4"/>}</text:p>
            <text:p text:style-name="P13">}</text:p>
          </table:table-cell>
        </table:table-row>
      </table:table>
      <text:p text:style-name="P32"/>
      <text:p text:style-name="P33"/>
      <text:p text:style-name="P34">Примеры и результаты работы программы:</text:p>
      <text:p text:style-name="P30">1)</text:p>
      <text:p text:style-name="P31">Data from file (F) or from keyboard (K)?</text:p>
      <text:p text:style-name="P31">f</text:p>
      <text:p text:style-name="P31">Input file path: /home/robq/repositories/comp_math_1/test.txt</text:p>
      <text:p text:style-name="P31">Determinant = -150.04999999999998</text:p>
      <text:p text:style-name="P31">10 <text:s text:c="15"/>-7 <text:s text:c="15"/>0 <text:s text:c="16"/>| 7</text:p>
      <text:p text:style-name="P31">0 <text:s text:c="16"/>2.5 <text:s text:c="14"/>5 <text:s text:c="16"/>| 2.5</text:p>
      <text:p text:style-name="P31">0 <text:s text:c="16"/>0 <text:s text:c="16"/>6.002 <text:s text:c="10"/>| 6.001999999999999</text:p>
      <text:p text:style-name="P31">Vector of unknowns (X):</text:p>
      <text:p text:style-name="P31">2.6645352591003756E-16 </text:p>
      <text:p text:style-name="P31">-0.9999999999999997 <text:s text:c="3"/></text:p>
      <text:p text:style-name="P31">0.9999999999999999 <text:s text:c="4"/></text:p>
      <text:p text:style-name="P31">Vector of incompatibilities (R):</text:p>
      <text:p text:style-name="P31">0 <text:s text:c="21"/></text:p>
      <text:p text:style-name="P31">-8.881784197001252E-16 </text:p>
      <text:p text:style-name="P31">0 <text:s text:c="21"/></text:p>
      <text:p text:style-name="P31">Матрица в файле:</text:p>
      <text:p text:style-name="P9"><text:span text:style-name="T23">3</text:span><text:line-break/><text:span text:style-name="T22">10 <text:s/>-7 <text:s text:c="8"/>0 <text:s/>7</text:span><text:line-break/><text:span text:style-name="T22">-3 <text:s text:c="2"/>2.099 <text:s/>6 <text:s text:c="2"/>3.901</text:span><text:line-break/><text:span text:style-name="T22">5 <text:s text:c="3"/>-1 <text:s text:c="8"/>5 <text:s/>6</text:span></text:p>
      <text:p text:style-name="P31"/>
      <text:p text:style-name="P30">2)</text:p>
      <text:p text:style-name="P31">Data from file (F) or from keyboard (K)?</text:p>
      <text:p text:style-name="P31">k</text:p>
      <text:p text:style-name="P31">n = 2</text:p>
      <text:p text:style-name="P31">1 1 1</text:p>
      <text:p text:style-name="P31">1 1 1</text:p>
      <text:p text:style-name="P31">Determinant = 0</text:p>
      <text:p text:style-name="P31">Determinant is zero =&gt; no resolves or infinity resolves</text:p>
      <text:p text:style-name="P31"/>
      <text:p text:style-name="P10">Выводы:</text:p>
      <text:p text:style-name="P25">Во время выполнения лабораторной работы я узнал про разные численные методы решения СЛАУ, и разработал программу, реализующую метод Гаусса с выбором главного элемента по столбцу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JetBrains Mono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DejaVu Sans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ru" fo:country="RU" style:letter-kerning="true" style:font-name-asian="DejaVu Sans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style:contextual-spacing="true" fo:text-indent="0in" style:auto-text-indent="false"/>
      <style:text-properties style:font-name-complex="Mangal" style:font-family-complex="Mangal" style:font-family-generic-complex="system" style:font-pitch-complex="variable" style:font-size-complex="10.5pt"/>
    </style:style>
    <style:style style:name="Title" style:family="paragraph" style:parent-style-name="Standard" style:next-style-name="Text_20_body" style:default-outline-level="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size-complex="14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28" style:display-name="ListLabel 28" style:family="text">
      <style:text-properties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64" style:display-name="ListLabel 64" style:family="text">
      <style:text-properties fo:font-size="10pt" style:font-size-asian="10pt"/>
    </style:style>
    <style:style style:name="ListLabel_20_65" style:display-name="ListLabel 65" style:family="text">
      <style:text-properties fo:font-size="10pt" style:font-size-asian="10pt"/>
    </style:style>
    <style:style style:name="ListLabel_20_66" style:display-name="ListLabel 66" style:family="text">
      <style:text-properties fo:font-size="10pt" style:font-size-asian="10pt"/>
    </style:style>
    <style:style style:name="ListLabel_20_67" style:display-name="ListLabel 67" style:family="text">
      <style:text-properties fo:font-size="10pt" style:font-size-asian="10pt"/>
    </style:style>
    <style:style style:name="ListLabel_20_68" style:display-name="ListLabel 68" style:family="text">
      <style:text-properties fo:font-size="10pt" style:font-size-asian="10pt"/>
    </style:style>
    <style:style style:name="ListLabel_20_69" style:display-name="ListLabel 69" style:family="text">
      <style:text-properties fo:font-size="10pt" style:font-size-asian="10pt"/>
    </style:style>
    <style:style style:name="ListLabel_20_70" style:display-name="ListLabel 70" style:family="text">
      <style:text-properties fo:font-size="10pt" style:font-size-asian="10pt"/>
    </style:style>
    <style:style style:name="ListLabel_20_71" style:display-name="ListLabel 71" style:family="text">
      <style:text-properties fo:font-size="10pt" style:font-size-asian="10pt"/>
    </style:style>
    <style:style style:name="ListLabel_20_72" style:display-name="ListLabel 72" style:family="text">
      <style:text-properties fo:font-size="10pt" style:font-size-asian="10pt"/>
    </style:style>
    <style:style style:name="ListLabel_20_145" style:display-name="ListLabel 145" style:family="text"/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1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2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1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1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2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number text:level="2" loext:num-list-format="%2%." style:num-suffix="." style:num-format="1" text:start-value="3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2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2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2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2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3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3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3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6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6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7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7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text:style-name="ListLabel_20_145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4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4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48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51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5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5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25T05:38:24.985465488</meta:creation-date>
    <dc:date>2022-02-21T13:44:18.428264277</dc:date>
    <meta:editing-duration>PT9M20S</meta:editing-duration>
    <meta:editing-cycles>3</meta:editing-cycles>
    <meta:generator>LibreOffice/7.3.0.3$Linux_X86_64 LibreOffice_project/30$Build-3</meta:generator>
    <meta:document-statistic meta:table-count="1" meta:image-count="0" meta:object-count="4" meta:page-count="5" meta:paragraph-count="227" meta:word-count="776" meta:character-count="5388" meta:non-whitespace-character-count="3981"/>
  </office:meta>
</office:document-meta>
</file>

<file path=Object 1/content.xml><?xml version="1.0" encoding="utf-8"?>
<math xmlns="http://www.w3.org/1998/Math/MathML" display="block">
  <semantics>
    <mrow>
      <msub>
        <mi>r</mi>
        <mn>1</mn>
      </msub>
      <mi>,</mi>
      <mi>r</mi>
      <mi>,</mi>
      <mi>…</mi>
      <mi>,</mi>
      <msub>
        <mi>r</mi>
        <mi>n</mi>
      </msub>
    </mrow>
    <annotation encoding="StarMath 5.0">  {r} rsub {1} ,  r,  …,  {r} rsub {n}</annotation>
  </semantics>
</math>
</file>

<file path=Object 2/content.xml><?xml version="1.0" encoding="utf-8"?>
<math xmlns="http://www.w3.org/1998/Math/MathML" display="block">
  <semantics>
    <mrow>
      <msub>
        <mi>x</mi>
        <mn>1</mn>
      </msub>
      <mi>,</mi>
      <msub>
        <mi>x</mi>
        <mn>2</mn>
      </msub>
      <mi>,</mi>
      <mi>…</mi>
      <mi>,</mi>
      <msub>
        <mi>x</mi>
        <mi>n</mi>
      </msub>
    </mrow>
    <annotation encoding="StarMath 5.0">{x} rsub {1} ,   {x} rsub {2} ,  …,  {x} rsub {n}</annotation>
  </semantics>
</math>
</file>

<file path=Object 3/content.xml><?xml version="1.0" encoding="utf-8"?>
<math xmlns="http://www.w3.org/1998/Math/MathML" display="block">
  <semantics>
    <mrow>
      <mo fence="true" form="prefix" stretchy="true">(</mo>
      <mrow>
        <mrow>
          <mo stretchy="false">−</mo>
          <mfrac>
            <msub>
              <mi>a</mi>
              <mi mathvariant="italic">ki</mi>
            </msub>
            <msub>
              <mi>a</mi>
              <mi mathvariant="italic">ii</mi>
            </msub>
          </mfrac>
        </mrow>
      </mrow>
      <mo fence="true" form="postfix" stretchy="true">)</mo>
    </mrow>
    <annotation encoding="StarMath 5.0">left (-frac{ a_{ki} }{ a_{ii} } right)</annotation>
  </semantics>
</math>
</file>

<file path=Object 4/content.xml><?xml version="1.0" encoding="utf-8"?>
<math xmlns="http://www.w3.org/1998/Math/MathML" display="block">
  <semantics>
    <mtable>
      <mtr>
        <mtd>
          <mrow>
            <msub>
              <mi>x</mi>
              <mi>n</mi>
            </msub>
            <mo stretchy="false">=</mo>
            <mfrac>
              <msubsup>
                <mi>b</mi>
                <mi>n</mi>
                <mrow>
                  <mo fence="true" form="prefix" stretchy="false">(</mo>
                  <mrow>
                    <mrow>
                      <mi>n</mi>
                      <mo stretchy="false">−</mo>
                      <mn>1</mn>
                    </mrow>
                  </mrow>
                  <mo fence="true" form="postfix" stretchy="false">)</mo>
                </mrow>
              </msubsup>
              <msubsup>
                <mi>a</mi>
                <mi mathvariant="italic">nn</mi>
                <mrow>
                  <mo fence="true" form="prefix" stretchy="false">(</mo>
                  <mrow>
                    <mrow>
                      <mi>n</mi>
                      <mo stretchy="false">−</mo>
                      <mn>1</mn>
                    </mrow>
                  </mrow>
                  <mo fence="true" form="postfix" stretchy="false">)</mo>
                </mrow>
              </msubsup>
            </mfrac>
          </mrow>
        </mtd>
      </mtr>
      <mtr>
        <mtd>
          <mrow>
            <mn>...</mn>
            <mrow>
              <msub>
                <mi>x</mi>
                <mn>2</mn>
              </msub>
              <mo stretchy="false">=</mo>
              <mfrac>
                <mn>1</mn>
                <msubsup>
                  <mi>a</mi>
                  <mn>22</mn>
                  <mrow>
                    <mo fence="true" form="prefix" stretchy="false">(</mo>
                    <mrow>
                      <mn>1</mn>
                    </mrow>
                    <mo fence="true" form="postfix" stretchy="false">)</mo>
                  </mrow>
                </msubsup>
              </mfrac>
            </mrow>
            <mrow>
              <mo fence="true" form="prefix" stretchy="false">(</mo>
              <mrow>
                <mrow>
                  <mrow>
                    <msubsup>
                      <mi>b</mi>
                      <mn>2</mn>
                      <mrow>
                        <mo fence="true" form="prefix" stretchy="false">(</mo>
                        <mrow>
                          <mn>1</mn>
                        </mrow>
                        <mo fence="true" form="postfix" stretchy="false">)</mo>
                      </mrow>
                    </msubsup>
                    <mo stretchy="false">−</mo>
                    <msubsup>
                      <mi>a</mi>
                      <mn>23</mn>
                      <mrow>
                        <mo fence="true" form="prefix" stretchy="false">(</mo>
                        <mrow>
                          <mn>1</mn>
                        </mrow>
                        <mo fence="true" form="postfix" stretchy="false">)</mo>
                      </mrow>
                    </msubsup>
                  </mrow>
                  <mrow>
                    <msub>
                      <mi>x</mi>
                      <mn>3</mn>
                    </msub>
                    <mo stretchy="false">−</mo>
                    <mn>...</mn>
                    <mo stretchy="false">−</mo>
                    <msubsup>
                      <mi>a</mi>
                      <mrow>
                        <mn>2</mn>
                        <mi>n</mi>
                      </mrow>
                      <mrow>
                        <mo fence="true" form="prefix" stretchy="false">(</mo>
                        <mrow>
                          <mn>1</mn>
                        </mrow>
                        <mo fence="true" form="postfix" stretchy="false">)</mo>
                      </mrow>
                    </msubsup>
                  </mrow>
                  <msub>
                    <mi>x</mi>
                    <mi>n</mi>
                  </msub>
                </mrow>
              </mrow>
              <mo fence="true" form="postfix" stretchy="false">)</mo>
            </mrow>
          </mrow>
        </mtd>
      </mtr>
      <mtr>
        <mtd>
          <mrow>
            <mrow>
              <msub>
                <mi>x</mi>
                <mn>1</mn>
              </msub>
              <mo stretchy="false">=</mo>
              <mfrac>
                <mn>1</mn>
                <msub>
                  <mi>a</mi>
                  <mn>11</mn>
                </msub>
              </mfrac>
            </mrow>
            <mrow>
              <mo fence="true" form="prefix" stretchy="false">(</mo>
              <mrow>
                <mrow>
                  <mrow>
                    <msub>
                      <mi>b</mi>
                      <mn>1</mn>
                    </msub>
                    <mo stretchy="false">−</mo>
                    <msub>
                      <mi>a</mi>
                      <mn>12</mn>
                    </msub>
                  </mrow>
                  <mrow>
                    <msub>
                      <mi>x</mi>
                      <mn>2</mn>
                    </msub>
                    <mo stretchy="false">−</mo>
                    <msub>
                      <mi>a</mi>
                      <mn>13</mn>
                    </msub>
                  </mrow>
                  <mrow>
                    <msub>
                      <mi>x</mi>
                      <mn>3</mn>
                    </msub>
                    <mo stretchy="false">−</mo>
                    <mn>...</mn>
                    <mo stretchy="false">−</mo>
                    <msub>
                      <mi>a</mi>
                      <mrow>
                        <mn>1</mn>
                        <mi>n</mi>
                      </mrow>
                    </msub>
                  </mrow>
                  <msub>
                    <mi>x</mi>
                    <mi>n</mi>
                  </msub>
                </mrow>
              </mrow>
              <mo fence="true" form="postfix" stretchy="false">)</mo>
            </mrow>
          </mrow>
        </mtd>
      </mtr>
    </mtable>
    <annotation encoding="StarMath 5.0">x_n = frac { b_n ^ (n-1) } { a_nn ^ (n-1) } newline
...
x_2 = frac 1 a_22^(1) ( b_2^(1) -a_23^(1) x_3 - ... - a_2n^(1) x_n ) newline
x_1 = frac 1 a_11 ( b_1 - a_12 x_2 - a_13 x_3 - ... - a_1n x_n )</annotation>
  </semantics>
</math>
</file>